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ertificateOfOrigi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ertificateOfOrigin">
            <text:p>CertificateOfOrigin</text:p>
          </table:table-cell>
          <table:table-cell table:style-name="ce8" office:value-type="string" office:string-value="Certificate Of Origin. Details">
            <text:p>Certificate Of Origin. Details</text:p>
          </table:table-cell>
          <table:table-cell table:style-name="ce8" office:value-type="string" office:string-value=""/>
          <table:table-cell table:style-name="ce8" office:value-type="string" office:string-value="Certificate Of Origin">
            <text:p>Certificate Of Origi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the Certificate of Origin.">
            <text:p>A document that describes the Certificate of Origi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ertificate Of Origin. UBL Version Identifier. Identifier">
            <text:p>Certificate Of Origin. UBL Vers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ertificate Of Origin. Customization Identifier. Identifier">
            <text:p>Certificate Of Origin. Customiza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ertificate Of Origin. Profile Identifier. Identifier">
            <text:p>Certificate Of Origin. Profile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ertificate Of Origin. Profile Execution Identifier. Identifier">
            <text:p>Certificate Of Origin. Profile Execu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ertificate Of Origin. Identifier">
            <text:p>Certificate Of Origi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ertificate Of Origin. UUID. Identifier">
            <text:p>Certificate Of Origin. UUID.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Certificate Of Origin. Issue Date. Date">
            <text:p>Certificate Of Origin. Issue Date. Dat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Certificate Of Origin. Issue Time. Time">
            <text:p>Certificate Of Origin. Issue Time. Tim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Description">
            <text:p>Description</text:p>
          </table:table-cell>
          <table:table-cell office:value-type="string" table:style-name="ce9" office:string-value="Certificate Of Origin. Description. Text">
            <text:p>Certificate Of Origin. Description.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1]&lt;&gt;&quot;&quot;;CONCATENATE([.F11];&quot; &quot;;[.G11]);[.G11])"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0) changed from Textual description of a Certificate Of Origin. to Textual description of the document instance. ">
            <text:p>Changes for UBL 2.0 Update Package: Definition (cell Q10) changed from <text:s/>Textual description of a Certificate Of Origin. <text:s/>to <text:s/>Textual description of the document instance. </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ertificate Of Origin. Note. Text">
            <text:p>Certificate Of Origin. Note.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Certificate Of Origin. Version. Identifier">
            <text:p>Certificate Of Origin. Versio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version of this Certificate of Origin.">
            <text:p>Identifies the version of this Certificate of Orig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Certificate Of Origin. Signature">
            <text:p>Certificate Of Origin. Signature</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ExporterParty">
            <text:p>ExporterParty</text:p>
          </table:table-cell>
          <table:table-cell table:style-name="ce10" office:value-type="string" office:string-value="Certificate Of Origin. Exporter_ Party. Party">
            <text:p>Certificate Of Origin. Ex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xporter">
            <text:p>Export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Exporter (WCO ID 41 and 42)">
            <text:p>Exporter (WCO ID 41 and 4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the export declaration, or on whose behalf the export declaration is made, and who is the owner of the goods or has similar right of disposal over them at the time when the declaration is accepted.">
            <text:p>The Party who makes the export declaration, or on whose behalf the export declaration is made, and who is the owner of the goods or has similar right of disposal over them at the time when the declaration is accept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ImporterParty">
            <text:p>ImporterParty</text:p>
          </table:table-cell>
          <table:table-cell table:style-name="ce10" office:value-type="string" office:string-value="Certificate Of Origin. Importer_ Party. Party">
            <text:p>Certificate Of Origin. Im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mporter">
            <text:p>Import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Importer (WCO ID 39 and 40)">
            <text:p>Importer (WCO ID 39 and 4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an import declaration, or on whose behalf a Customs clearing agent or other authorized person makes an import declaration. This may include a person who has possession of the goods or to whom the goods are consigned.">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ndorserParty">
            <text:p>EndorserParty</text:p>
          </table:table-cell>
          <table:table-cell table:style-name="ce10" office:value-type="string" office:string-value="Certificate Of Origin. Endorser Party">
            <text:p>Certificate Of Origin. Endorser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Endorser Party">
            <text:p>Endorser Party</text:p>
          </table:table-cell>
          <table:table-cell table:style-name="ce10" office:value-type="string" office:string-value="Endorser Party">
            <text:p>Endors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r Party">
            <text:p>Endors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providing the endorsement.">
            <text:p>The Party providing the endorse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ertificateOfOriginApplication">
            <text:p>CertificateOfOriginApplication</text:p>
          </table:table-cell>
          <table:table-cell table:style-name="ce10" office:value-type="string" office:string-value="Certificate Of Origin. Certificate Of Origin Application">
            <text:p>Certificate Of Origin. Certificate Of Origin Application</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ertificate Of Origin Application">
            <text:p>Certificate Of Origin Application</text:p>
          </table:table-cell>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Details of the application for a Certificate of Origin.">
            <text:p>Details of the application for a Certificate of Origi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ssuerEndorsement">
            <text:p>IssuerEndorsement</text:p>
          </table:table-cell>
          <table:table-cell table:style-name="ce10" office:value-type="string" office:string-value="Certificate Of Origin. Issuer_ Endorsement. Endorsement">
            <text:p>Certificate Of Origin. Issuer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ssuer">
            <text:p>Issuer</text:p>
          </table:table-cell>
          <table:table-cell table:style-name="ce10" office:value-type="string" office:string-value=""/>
          <table:table-cell table:style-name="ce10" office:value-type="string" office:string-value=""/>
          <table:table-cell table:style-name="ce10" table:formula="of:=[.M19]"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Issuer Endorsement details.">
            <text:p>Issuer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mbassyEndorsement">
            <text:p>EmbassyEndorsement</text:p>
          </table:table-cell>
          <table:table-cell table:style-name="ce10" office:value-type="string" office:string-value="Certificate Of Origin. Embassy_ Endorsement. Endorsement">
            <text:p>Certificate Of Origin. Embassy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mbassy">
            <text:p>Embassy</text:p>
          </table:table-cell>
          <table:table-cell table:style-name="ce10" office:value-type="string" office:string-value=""/>
          <table:table-cell table:style-name="ce10" office:value-type="string" office:string-value=""/>
          <table:table-cell table:style-name="ce10" table:formula="of:=[.M20]"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mbassy Endorsement details.">
            <text:p>Embassy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suranceEndorsement">
            <text:p>InsuranceEndorsement</text:p>
          </table:table-cell>
          <table:table-cell table:style-name="ce10" office:value-type="string" office:string-value="Certificate Of Origin. Insurance_ Endorsement. Endorsement">
            <text:p>Certificate Of Origin. Insurance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nsurance">
            <text:p>Insurance</text:p>
          </table:table-cell>
          <table:table-cell table:style-name="ce10" office:value-type="string" office:string-value=""/>
          <table:table-cell table:style-name="ce10" office:value-type="string" office:string-value=""/>
          <table:table-cell table:style-name="ce10" table:formula="of:=[.M21]"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Insurance Endorsement details.">
            <text:p>Insurance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